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paragraph-rsid="001d9f03"/>
    </style:style>
    <style:style style:name="T1" style:family="text">
      <style:text-properties fo:font-variant="normal" fo:text-transform="none" fo:color="#f1c232" style:text-line-through-style="none" style:text-line-through-type="none" style:font-name="Arial" fo:font-size="11pt" fo:font-style="normal" style:text-underline-style="none" style:text-blinking="false" fo:background-color="#333333" loext:char-shading-value="0"/>
    </style:style>
    <style:style style:name="T2" style:family="text">
      <style:text-properties fo:font-variant="normal" fo:text-transform="none" fo:color="#f1c232" style:text-line-through-style="none" style:text-line-through-type="none" style:font-name="Arial" fo:font-size="11pt" fo:font-style="normal" style:text-underline-style="none" officeooo:rsid="001d9f03" style:text-blinking="false" fo:background-color="#333333" loext:char-shading-value="0"/>
    </style:style>
    <style:style style:name="T3" style:family="text">
      <style:text-properties fo:font-variant="normal" fo:text-transform="none" fo:color="#f1c232" style:text-line-through-style="none" style:text-line-through-type="none" style:font-name="Arial" fo:font-size="11pt" fo:letter-spacing="normal" fo:font-style="normal" style:text-underline-style="none" style:text-blinking="false" fo:background-color="#333333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c28de5dd-7fff-2dff-288c-d144ae33bb3a"/><text:span text:style-name="T1">conda env config vars set Server=</text:span><text:bookmark text:name="adb72efa-fe0f-4f33-b51e-5f32bb0a7b8a"/><text:span text:style-name="T3">chen1116</text:span><text:span text:style-name="T1"><text:line-break/>conda env config vars set DBName=</text:span><text:span text:style-name="T2">hw3</text:span><text:span text:style-name="T1"><text:line-break/>conda env config vars set UserID=</text:span><text:span text:style-name="T2">chen1116</text:span><text:span text:style-name="T1"><text:line-break/>conda env config vars set Password=</text:span><text:span text:style-name="T2">A45poi5886!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9T17:31:21.398303543</meta:creation-date>
    <meta:editing-duration>PT1M52S</meta:editing-duration>
    <meta:editing-cycles>2</meta:editing-cycles>
    <meta:generator>LibreOffice/6.4.7.2$Linux_X86_64 LibreOffice_project/40$Build-2</meta:generator>
    <dc:date>2022-11-29T17:33:12.227010356</dc:date>
    <meta:document-statistic meta:table-count="0" meta:image-count="0" meta:object-count="0" meta:page-count="1" meta:paragraph-count="1" meta:word-count="24" meta:character-count="167" meta:non-whitespace-character-count="144"/>
  </office:meta>
</office:document-meta>
</file>